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616cm"/>
    </style:style>
    <style:style style:name="Таблица1.B" style:family="table-column">
      <style:table-column-properties style:column-width="9.384cm"/>
    </style:style>
    <style:style style:name="Таблица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.499cm" style:contextual-spacing="false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T1" style:family="text">
      <style:text-properties style:font-name="Arial" fo:font-size="11pt" fo:font-style="normal" fo:font-weight="normal"/>
    </style:style>
    <style:style style:name="T2" style:family="text">
      <style:text-properties fo:font-weight="normal"/>
    </style:style>
    <style:style style:name="T3" style:family="text">
      <style:text-properties style:font-name-asian="Arial" style:font-size-asian="11pt" style:font-style-asian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bookmark text:name="docs-internal-guid-f8d14d3a-7fff-a876-0404-8d17f31a5883"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XML Запрос</text:p>
          </table:table-cell>
          <table:table-cell table:style-name="Таблица1.A1" office:value-type="string">
            <text:p text:style-name="P2">XML Ответ</text:p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lang="ru,en" options="0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Я пымню чудное мгновенье:</text:span></text:p>
            <text:p text:style-name="P3">Передо мной явилась ты,</text:p>
            <text:p text:style-name="P3">Как мимолетное виденье,</text:p>
            <text:p text:style-name="P3">Как гений чистой красоты.&lt;/spel:text&gt;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2" row="0" col="2" len="5"&gt;</text:span></text:p>
            <text:p text:style-name="P4">                  <text:span text:style-name="T1">&lt;word&gt;пымню&lt;/word&gt;</text:span></text:p>
            <text:p text:style-name="P4">                  <text:span text:style-name="T1">&lt;s&gt;помню&lt;/s&gt;</text:span></text:p>
            <text:p text:style-name="P4">                  <text:span text:style-name="T1">&lt;s&gt;помну&lt;/s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lang="ru,en" options="0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Последддняя туча рассеянной бури!</text:span></text:p>
            <text:p text:style-name="P3">Одна ты несешься по ясной лазури,</text:p>
            <text:p text:style-name="P3">Одна ты наводишь унылую тень,</text:p>
            <text:p text:style-name="P3">Одна ты печалишь ликующий день.</text:p>
            <text:p text:style-name="P1"/>
            <text:p text:style-name="P3">Ты небо недавно кругом облегала,</text:p>
            <text:p text:style-name="P3"><text:soft-page-break/>И молния грозно тебя обвивала;</text:p>
            <text:p text:style-name="P3">И ты издавала таинственный гром</text:p>
            <text:p text:style-name="P3">И алчную землю поила дождем.</text:p>
            <text:p text:style-name="P1"/>
            <text:p text:style-name="P3">Довольно, сокройся! Пора миновалась,</text:p>
            <text:p text:style-name="P3">Земля освежилась, и буря промчалась,</text:p>
            <text:p text:style-name="P3">И ветер, лаская листочки древес,</text:p>
            <text:p text:style-name="P3">Тебя с успокоенных гонит небес.&lt;/spel:text&gt;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0" row="0" col="0" len="11"&gt;</text:span></text:p>
            <text:p text:style-name="P4">                  <text:span text:style-name="T1">&lt;word&gt;Последддняя&lt;/word&gt;</text:span></text:p>
            <text:p text:style-name="P4">                  <text:span text:style-name="T1">&lt;s&gt;Последняя&lt;/s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<text:soft-page-break/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lang="ru,en" options="0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Harngfd frost and sunshine – a day of pleasure!&lt;/spel:text&gt;</text:span>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0" row="0" col="0" len="7"&gt;</text:span></text:p>
            <text:p text:style-name="P4">                  <text:span text:style-name="T1">&lt;word&gt;Harngfd&lt;/word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</text:span><text:soft-page-break/><text:span text:style-name="T1">lang="ru,en,uk" options="0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На стаалі стояв кухлик з молоком.&lt;/spel:text&gt;</text:span>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</text:span><text:soft-page-break/><text:span text:style-name="T1">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3" row="0" col="3" len="6"&gt;</text:span></text:p>
            <text:p text:style-name="P4">                  <text:span text:style-name="T1">&lt;word&gt;стаалі&lt;/word&gt;</text:span></text:p>
            <text:p text:style-name="P4">                  <text:span text:style-name="T1">&lt;s&gt;стали&lt;/s&gt;</text:span></text:p>
            <text:p text:style-name="P4">                  <text:span text:style-name="T1">&lt;s&gt;сталі&lt;/s&gt;</text:span></text:p>
            <text:p text:style-name="P4">                  <text:span text:style-name="T1">&lt;s&gt;столе&lt;/s&gt;</text:span></text:p>
            <text:p text:style-name="P4">                  <text:span text:style-name="T1">&lt;s&gt;столі&lt;/s&gt;</text:span></text:p>
            <text:p text:style-name="P4">                  <text:span text:style-name="T1">&lt;s&gt;стале&lt;/s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lang="ru,en,uk" options="2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 изподвыподверта&lt;/spel:text&gt;</text:span>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1" row="0" col="1" len="15"&gt;</text:span></text:p>
            <text:p text:style-name="P4">                  <text:span text:style-name="T1">&lt;word&gt;изподвыподверта&lt;/word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  <table:table-row>
          <table:table-cell table:style-name="Таблица1.A1" office:value-type="string">
            <text:p text:style-name="P3">&lt;soapenv:Envelope xmlns:soapenv="http://schemas.xmlsoap.org/soap/envelope/" <text:soft-page-break/>xmlns:spel="http://speller.yandex.net/services/spellservice"&gt;</text:p>
            <text:p text:style-name="P4">   <text:span text:style-name="T1">&lt;soapenv:Header/&gt;</text:span></text:p>
            <text:p text:style-name="P4">   <text:span text:style-name="T1">&lt;soapenv:Body&gt;</text:span></text:p>
            <text:p text:style-name="P4">      <text:span text:style-name="T1">&lt;spel:CheckTextsRequest lang="ru,en,uk" options="2" format=""&gt;</text:span></text:p>
            <text:p text:style-name="P4">         <text:span text:style-name="T1">&lt;!--Zero or more repetitions:--&gt;</text:span></text:p>
            <text:p text:style-name="P4">         <text:span text:style-name="T1">&lt;spel:text&gt; Назывался </text:span><text:span text:style-name="T3">雪姑娘（俄罗斯童话故事）</text:span><text:span text:style-name="T1">, то есть "Снегурашка&lt;/spel:text&gt;</text:span></text:p>
            <text:p text:style-name="P4">      <text:span text:style-name="T1">&lt;/spel:CheckTextsRequest&gt;</text:span></text:p>
            <text:p text:style-name="P4">   <text:span text:style-name="T1">&lt;/soapenv:Body&gt;</text:span></text:p>
            <text:p text:style-name="P3">&lt;/soapenv:Envelope&gt;</text:p>
            <text:p text:style-name="Table_20_Contents"/>
          </table:table-cell>
          <table:table-cell table:style-name="Таблица1.A1" office:value-type="string">
            <text:p text:style-name="P3">&lt;soap:Envelope xmlns:xsi="http://www.w3.org/2001/XMLSchema-instance" <text:soft-page-break/>xmlns:xsd="http://www.w3.org/2001/XMLSchema" xmlns:soap="http://schemas.xmlsoap.org/soap/envelope/"&gt;</text:p>
            <text:p text:style-name="P4">   <text:span text:style-name="T1">&lt;soap:Body&gt;</text:span></text:p>
            <text:p text:style-name="P4">      <text:span text:style-name="T1">&lt;CheckTextsResponse xmlns="http://speller.yandex.net/services/spellservice"&gt;</text:span></text:p>
            <text:p text:style-name="P4">         <text:span text:style-name="T1">&lt;ArrayOfSpellResult&gt;</text:span></text:p>
            <text:p text:style-name="P4">            <text:span text:style-name="T1">&lt;SpellResult&gt;</text:span></text:p>
            <text:p text:style-name="P4">               <text:span text:style-name="T1">&lt;error code="1" pos="34" row="0" col="34" len="10"&gt;</text:span></text:p>
            <text:p text:style-name="P4">                  <text:span text:style-name="T1">&lt;word&gt;Снегурашка&lt;/word&gt;</text:span></text:p>
            <text:p text:style-name="P4">                  <text:span text:style-name="T1">&lt;s&gt;Снегурочка&lt;/s&gt;</text:span></text:p>
            <text:p text:style-name="P4">               <text:span text:style-name="T1">&lt;/error&gt;</text:span></text:p>
            <text:p text:style-name="P4">            <text:span text:style-name="T1">&lt;/SpellResult&gt;</text:span></text:p>
            <text:p text:style-name="P4">         <text:span text:style-name="T1">&lt;/ArrayOfSpellResult&gt;</text:span></text:p>
            <text:p text:style-name="P4">      <text:span text:style-name="T1">&lt;/CheckTextsResponse&gt;</text:span></text:p>
            <text:p text:style-name="P4">   <text:span text:style-name="T1">&lt;/soap:Body&gt;</text:span></text:p>
            <text:p text:style-name="P3">&lt;/soap:Envelope&gt;</text:p>
            <text:p text:style-name="Table_20_Contents"/>
          </table:table-cell>
        </table:table-row>
      </table:table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3:32:58.195000000</meta:creation-date>
    <dc:date>2023-06-18T23:33:51.001000000</dc:date>
    <meta:editing-duration>PT54S</meta:editing-duration>
    <meta:editing-cycles>1</meta:editing-cycles>
    <meta:document-statistic meta:table-count="1" meta:image-count="0" meta:object-count="0" meta:page-count="4" meta:paragraph-count="158" meta:word-count="361" meta:character-count="6565" meta:non-whitespace-character-count="5339"/>
    <meta:generator>LibreOffice/7.5.1.2$Windows_X86_64 LibreOffice_project/fcbaee479e84c6cd81291587d2ee68cba099e129</meta:generator>
  </office:meta>
</office:document-meta>
</file>